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007cm" fo:margin-left="0.236cm" fo:margin-top="0cm" fo:margin-bottom="0cm" table:align="left" style:writing-mode="lr-tb"/>
    </style:style>
    <style:style style:name="Tabla1.A" style:family="table-column">
      <style:table-column-properties style:column-width="7.008cm"/>
    </style:style>
    <style:style style:name="Tabla1.B" style:family="table-column">
      <style:table-column-properties style:column-width="0.9cm"/>
    </style:style>
    <style:style style:name="Tabla1.D" style:family="table-column">
      <style:table-column-properties style:column-width="7.198cm"/>
    </style:style>
    <style:style style:name="Tabla1.1" style:family="table-row">
      <style:table-row-properties style:min-row-height="0.607cm" style:keep-together="true" fo:keep-together="auto"/>
    </style:style>
    <style:style style:name="Tabla1.A1" style:family="table-cell">
      <style:table-cell-properties fo:padding="0cm" fo:border="0.026cm solid #000001"/>
    </style:style>
    <style:style style:name="Tabla1.2" style:family="table-row">
      <style:table-row-properties style:min-row-height="1.374cm" style:keep-together="true" fo:keep-together="auto"/>
    </style:style>
    <style:style style:name="Tabla1.3" style:family="table-row">
      <style:table-row-properties style:min-row-height="1.401cm" style:keep-together="true" fo:keep-together="auto"/>
    </style:style>
    <style:style style:name="Tabla1.5" style:family="table-row">
      <style:table-row-properties style:min-row-height="1.771cm" style:keep-together="true" fo:keep-together="auto"/>
    </style:style>
    <style:style style:name="Tabla1.6" style:family="table-row">
      <style:table-row-properties style:min-row-height="1.797cm" style:keep-together="true" fo:keep-together="auto"/>
    </style:style>
    <style:style style:name="Tabla1.10" style:family="table-row">
      <style:table-row-properties style:min-row-height="1.824cm" style:keep-together="true" fo:keep-together="auto"/>
    </style:style>
    <style:style style:name="Tabla1.12" style:family="table-row">
      <style:table-row-properties style:min-row-height="2.221cm" style:keep-together="true" fo:keep-together="auto"/>
    </style:style>
    <style:style style:name="P1" style:family="paragraph" style:parent-style-name="Standard">
      <style:paragraph-properties fo:margin-left="0cm" fo:margin-right="0.189cm" fo:margin-top="0.131cm" fo:margin-bottom="0cm" fo:text-align="end" style:justify-single-word="false" fo:text-indent="0cm" style:auto-text-indent="false"/>
    </style:style>
    <style:style style:name="P2" style:family="paragraph" style:parent-style-name="Standard">
      <style:paragraph-properties fo:margin-left="0.21cm" fo:margin-right="0cm" fo:margin-top="0.425cm" fo:margin-bottom="0cm" fo:text-align="start" style:justify-single-word="false" fo:text-indent="0cm" style:auto-text-indent="false" fo:background-color="#ff6666">
        <style:background-image/>
      </style:paragraph-properties>
    </style:style>
    <style:style style:name="P3" style:family="paragraph" style:parent-style-name="Standard">
      <style:paragraph-properties fo:margin-left="0.21cm" fo:margin-right="0cm" fo:margin-top="0cm" fo:margin-bottom="0cm" fo:text-align="start" style:justify-single-word="false" fo:text-indent="0cm" style:auto-text-indent="false">
        <style:tab-stops>
          <style:tab-stop style:position="6.327cm"/>
        </style:tab-stops>
      </style:paragraph-properties>
    </style:style>
    <style:style style:name="P4" style:family="paragraph" style:parent-style-name="Standard">
      <style:paragraph-properties fo:margin-left="0.85cm" fo:margin-right="14.538cm" fo:margin-top="0.111cm" fo:margin-bottom="0cm" fo:line-height="108%" fo:text-align="start" style:justify-single-word="false" fo:text-indent="-0.531cm" style:auto-text-indent="false"/>
    </style:style>
    <style:style style:name="P5" style:family="paragraph" style:parent-style-name="Standard" style:master-page-name="Converted1">
      <style:paragraph-properties fo:margin-left="0.674cm" fo:margin-right="0cm" fo:margin-top="0.136cm" fo:margin-bottom="0cm" fo:text-align="start" style:justify-single-word="false" fo:text-indent="0cm" style:auto-text-indent="false" style:page-number="auto"/>
    </style:style>
    <style:style style:name="P6" style:family="paragraph" style:parent-style-name="Standard">
      <style:paragraph-properties fo:margin-left="0.321cm" fo:margin-right="0cm" fo:margin-top="0.032cm" fo:margin-bottom="0cm" fo:text-align="start" style:justify-single-word="false" fo:text-indent="0cm" style:auto-text-indent="false"/>
    </style:style>
    <style:style style:name="P7" style:family="paragraph" style:parent-style-name="Text_20_body">
      <style:text-properties fo:font-size="10pt" style:font-size-asian="10pt"/>
    </style:style>
    <style:style style:name="P8" style:family="paragraph" style:parent-style-name="Text_20_body">
      <style:text-properties fo:font-size="2.5pt" style:font-size-asian="2.5pt"/>
    </style:style>
    <style:style style:name="P9" style:family="paragraph" style:parent-style-name="Text_20_body">
      <style:paragraph-properties fo:margin-top="0.004cm" fo:margin-bottom="0cm"/>
    </style:style>
    <style:style style:name="P10" style:family="paragraph" style:parent-style-name="Text_20_body">
      <style:paragraph-properties fo:margin-top="0.083cm" fo:margin-bottom="0cm"/>
      <style:text-properties style:font-name="Arial1" fo:font-size="10pt" fo:font-weight="bold" style:font-size-asian="10pt" style:font-weight-asian="bold"/>
    </style:style>
    <style:style style:name="P11" style:family="paragraph" style:parent-style-name="Text_20_body">
      <style:paragraph-properties fo:margin-left="0.21cm" fo:margin-right="0cm" fo:margin-top="0.437cm" fo:margin-bottom="0cm" fo:line-height="95%" fo:text-indent="0cm" style:auto-text-indent="false"/>
    </style:style>
    <style:style style:name="P12" style:family="paragraph" style:parent-style-name="Text_20_body">
      <style:paragraph-properties fo:margin-top="0.018cm" fo:margin-bottom="0cm"/>
      <style:text-properties fo:font-size="10pt" style:font-size-asian="10pt"/>
    </style:style>
    <style:style style:name="P13" style:family="paragraph" style:parent-style-name="Text_20_body">
      <style:paragraph-properties fo:margin-top="0.314cm" fo:margin-bottom="0cm"/>
      <style:text-properties fo:font-size="10pt" style:font-size-asian="10pt"/>
    </style:style>
    <style:style style:name="P14" style:family="paragraph" style:parent-style-name="Table_20_Paragraph">
      <style:text-properties style:font-name="Times New Roman" fo:font-size="10pt" style:font-size-asian="10pt"/>
    </style:style>
    <style:style style:name="P15" style:family="paragraph" style:parent-style-name="Table_20_Paragraph">
      <style:paragraph-properties fo:margin-left="0.004cm" fo:margin-right="0cm" fo:margin-top="0.085cm" fo:margin-bottom="0cm" fo:text-align="center" style:justify-single-word="false" fo:text-indent="0cm" style:auto-text-indent="false"/>
    </style:style>
    <style:style style:name="P16" style:family="paragraph" style:parent-style-name="Table_20_Paragraph">
      <style:paragraph-properties fo:margin-left="0.259cm" fo:margin-right="0cm" fo:margin-top="0.085cm" fo:margin-bottom="0cm" fo:text-indent="0cm" style:auto-text-indent="false"/>
    </style:style>
    <style:style style:name="P17" style:family="paragraph" style:parent-style-name="Table_20_Paragraph">
      <style:paragraph-properties fo:margin-left="0.191cm" fo:margin-right="0cm" fo:margin-top="0.085cm" fo:margin-bottom="0cm" fo:text-indent="0cm" style:auto-text-indent="false"/>
    </style:style>
    <style:style style:name="P18" style:family="paragraph" style:parent-style-name="Table_20_Paragraph">
      <style:paragraph-properties fo:margin-left="0.025cm" fo:margin-right="0cm" fo:margin-top="0.085cm" fo:margin-bottom="0cm" fo:text-align="center" style:justify-single-word="false" fo:text-indent="0cm" style:auto-text-indent="false"/>
    </style:style>
    <style:style style:name="P19" style:family="paragraph" style:parent-style-name="Table_20_Paragraph">
      <style:paragraph-properties fo:margin-left="0.097cm" fo:margin-right="0cm" fo:line-height="0.4cm" fo:text-indent="0cm" style:auto-text-indent="false"/>
    </style:style>
    <style:style style:name="P20" style:family="paragraph" style:parent-style-name="Table_20_Paragraph">
      <style:paragraph-properties fo:margin-left="0.097cm" fo:margin-right="0cm" fo:line-height="0.397cm" fo:text-indent="0cm" style:auto-text-indent="false"/>
    </style:style>
    <style:style style:name="P21" style:family="paragraph" style:parent-style-name="Table_20_Paragraph">
      <style:paragraph-properties fo:margin-left="0.097cm" fo:margin-right="0cm" fo:margin-top="0.092cm" fo:margin-bottom="0cm" fo:text-indent="0cm" style:auto-text-indent="false"/>
    </style:style>
    <style:style style:name="P22" style:family="paragraph" style:parent-style-name="Table_20_Paragraph">
      <style:paragraph-properties fo:margin-left="0.097cm" fo:margin-right="0cm" fo:margin-top="0.092cm" fo:margin-bottom="0cm" fo:line-height="0.4cm" fo:text-indent="0cm" style:auto-text-indent="false"/>
    </style:style>
    <style:style style:name="P23" style:family="paragraph" style:parent-style-name="Table_20_Paragraph">
      <style:paragraph-properties fo:margin-left="0.489cm" fo:margin-right="0cm" fo:line-height="0.397cm" fo:text-indent="0cm" style:auto-text-indent="false"/>
    </style:style>
    <style:style style:name="P24" style:family="paragraph" style:parent-style-name="Table_20_Paragraph">
      <style:paragraph-properties fo:margin-left="0.489cm" fo:margin-right="2.734cm" fo:margin-top="0.072cm" fo:margin-bottom="0cm" fo:line-height="98%" fo:text-indent="-0.393cm" style:auto-text-indent="false"/>
    </style:style>
    <style:style style:name="P25" style:family="paragraph" style:parent-style-name="Table_20_Paragraph">
      <style:paragraph-properties fo:margin-left="0.293cm" fo:margin-right="0cm" fo:line-height="0.397cm" fo:text-indent="0cm" style:auto-text-indent="false"/>
    </style:style>
    <style:style style:name="P26" style:family="paragraph" style:parent-style-name="Table_20_Paragraph">
      <style:paragraph-properties fo:margin-left="0.293cm" fo:margin-right="0cm" fo:margin-top="0.018cm" fo:margin-bottom="0cm" fo:line-height="0.4cm" fo:text-indent="0cm" style:auto-text-indent="false"/>
    </style:style>
    <style:style style:name="P27" style:family="paragraph" style:parent-style-name="Table_20_Paragraph">
      <style:paragraph-properties fo:margin-left="0cm" fo:margin-right="3.865cm" fo:line-height="0.397cm" fo:text-align="end" style:justify-single-word="false" fo:text-indent="0cm" style:auto-text-indent="false"/>
    </style:style>
    <style:style style:name="P28" style:family="paragraph" style:parent-style-name="Table_20_Paragraph">
      <style:paragraph-properties fo:margin-left="0cm" fo:margin-right="3.903cm" fo:line-height="0.4cm" fo:text-align="end" style:justify-single-word="false" fo:text-indent="0cm" style:auto-text-indent="false"/>
    </style:style>
    <style:style style:name="P29" style:family="paragraph" style:parent-style-name="Table_20_Paragraph">
      <style:paragraph-properties fo:margin-left="0.39cm" fo:margin-right="4.955cm" fo:margin-top="0.099cm" fo:margin-bottom="0cm" fo:line-height="98%" fo:text-indent="-0.295cm" style:auto-text-indent="false"/>
    </style:style>
    <style:style style:name="P30" style:family="paragraph" style:parent-style-name="Table_20_Paragraph">
      <style:paragraph-properties fo:margin-left="0.39cm" fo:margin-right="0cm" fo:line-height="0.393cm" fo:text-indent="0cm" style:auto-text-indent="false"/>
    </style:style>
    <style:style style:name="P31" style:family="paragraph" style:parent-style-name="Table_20_Paragraph">
      <style:paragraph-properties fo:margin-left="0.489cm" fo:margin-right="4.496cm" fo:margin-top="0.099cm" fo:margin-bottom="0cm" fo:line-height="98%" fo:text-indent="-0.393cm" style:auto-text-indent="false"/>
    </style:style>
    <style:style style:name="P32" style:family="paragraph" style:parent-style-name="Table_20_Paragraph">
      <style:paragraph-properties fo:margin-left="0.977cm" fo:margin-right="2.357cm" fo:margin-top="0.074cm" fo:margin-bottom="0cm" fo:line-height="96%" fo:text-indent="-0.882cm" style:auto-text-indent="false"/>
    </style:style>
    <style:style style:name="P33" style:family="paragraph" style:parent-style-name="Table_20_Paragraph">
      <style:paragraph-properties fo:margin-left="0.004cm" fo:margin-right="5.105cm" fo:line-height="0.395cm" fo:text-align="center" style:justify-single-word="false" fo:text-indent="0cm" style:auto-text-indent="false"/>
    </style:style>
    <style:style style:name="P34" style:family="paragraph" style:parent-style-name="Table_20_Paragraph">
      <style:paragraph-properties fo:margin-left="0.018cm" fo:margin-right="5.101cm" fo:line-height="0.432cm" fo:text-align="center" style:justify-single-word="false" fo:text-indent="0cm" style:auto-text-indent="false"/>
    </style:style>
    <style:style style:name="P35" style:family="paragraph" style:parent-style-name="Table_20_Paragraph">
      <style:paragraph-properties fo:margin-left="0.37cm" fo:margin-right="4.055cm" fo:margin-top="0.099cm" fo:margin-bottom="0cm" fo:line-height="98%" fo:text-indent="-0.275cm" style:auto-text-indent="false"/>
    </style:style>
    <style:style style:name="P36" style:family="paragraph" style:parent-style-name="Table_20_Paragraph">
      <style:paragraph-properties fo:margin-left="0.45cm" fo:margin-right="4.955cm" fo:margin-top="0.099cm" fo:margin-bottom="0cm" fo:line-height="98%" fo:text-indent="-0.355cm" style:auto-text-indent="false"/>
    </style:style>
    <style:style style:name="P37" style:family="paragraph" style:parent-style-name="Table_20_Paragraph">
      <style:paragraph-properties fo:margin-left="0.45cm" fo:margin-right="0cm" fo:line-height="0.397cm" fo:text-indent="0cm" style:auto-text-indent="false"/>
    </style:style>
    <style:style style:name="P38" style:family="paragraph" style:parent-style-name="Title">
      <style:paragraph-properties fo:margin-top="0.014cm" fo:margin-bottom="0cm"/>
    </style:style>
    <style:style style:name="T1" style:family="text">
      <style:text-properties style:font-name="Arial1" fo:font-size="10pt" fo:language="es" fo:country="ES" fo:font-weight="bold" style:font-size-asian="10pt" style:font-weight-asian="bold"/>
    </style:style>
    <style:style style:name="T2" style:family="text">
      <style:text-properties style:font-name="Arial1" fo:font-size="10pt" fo:font-weight="bold" style:font-size-asian="10pt" style:font-weight-asian="bold"/>
    </style:style>
    <style:style style:name="T3" style:family="text">
      <style:text-properties style:font-name="Arial1" fo:font-size="10pt" fo:letter-spacing="-0.007cm" fo:font-weight="bold" style:font-size-asian="10pt" style:font-weight-asian="bold"/>
    </style:style>
    <style:style style:name="T4" style:family="text">
      <style:text-properties style:font-name="Arial1" fo:font-size="10pt" fo:letter-spacing="-0.016cm" fo:font-weight="bold" style:font-size-asian="10pt" style:font-weight-asian="bold"/>
    </style:style>
    <style:style style:name="T5" style:family="text">
      <style:text-properties style:font-name="Arial1" fo:font-size="10pt" fo:letter-spacing="-0.004cm" fo:font-weight="bold" style:font-size-asian="10pt" style:font-weight-asian="bold"/>
    </style:style>
    <style:style style:name="T6" style:family="text">
      <style:text-properties style:font-name="Arial1" fo:font-size="14pt" fo:language="es" fo:country="ES" fo:font-weight="bold" style:font-size-asian="14pt" style:font-weight-asian="bold" style:font-size-complex="14pt"/>
    </style:style>
    <style:style style:name="T7" style:family="text">
      <style:text-properties style:font-name="Arial1" fo:font-size="12pt" fo:font-weight="bold" style:font-size-asian="12pt" style:font-weight-asian="bold"/>
    </style:style>
    <style:style style:name="T8" style:family="text">
      <style:text-properties style:font-name="Arial1" fo:font-size="12pt" fo:letter-spacing="-0.004cm" fo:font-weight="bold" style:font-size-asian="12pt" style:font-weight-asian="bold"/>
    </style:style>
    <style:style style:name="T9" style:family="text">
      <style:text-properties style:font-name="Arial1" fo:font-size="11pt" fo:letter-spacing="-0.004cm" fo:font-weight="bold" style:font-size-asian="11pt" style:font-weight-asian="bold"/>
    </style:style>
    <style:style style:name="T10" style:family="text">
      <style:text-properties style:font-name="Arial1" fo:font-size="11pt" fo:font-weight="bold" style:font-size-asian="11pt" style:font-weight-asian="bold"/>
    </style:style>
    <style:style style:name="T11" style:family="text">
      <style:text-properties style:font-name="Arial1" fo:font-size="11pt" fo:letter-spacing="-0.009cm" fo:font-weight="bold" style:font-size-asian="11pt" style:font-weight-asian="bold"/>
    </style:style>
    <style:style style:name="T12" style:family="text">
      <style:text-properties fo:font-size="10pt" style:font-size-asian="10pt"/>
    </style:style>
    <style:style style:name="T13" style:family="text">
      <style:text-properties fo:font-size="10pt" fo:letter-spacing="-0.004cm" style:font-size-asian="10pt"/>
    </style:style>
    <style:style style:name="T14" style:family="text">
      <style:text-properties fo:font-size="10pt" fo:language="es" fo:country="ES" style:font-size-asian="10pt"/>
    </style:style>
    <style:style style:name="T15" style:family="text">
      <style:text-properties fo:font-size="10pt" fo:letter-spacing="-0.012cm" style:font-size-asian="10pt"/>
    </style:style>
    <style:style style:name="T16" style:family="text">
      <style:text-properties fo:font-size="10pt" fo:letter-spacing="-0.007cm" style:font-size-asian="10pt"/>
    </style:style>
    <style:style style:name="T17" style:family="text">
      <style:text-properties fo:language="es" fo:country="ES"/>
    </style:style>
    <style:style style:name="T18" style:family="text">
      <style:text-properties fo:color="#000080"/>
    </style:style>
    <style:style style:name="T19" style:family="text">
      <style:text-properties fo:color="#000080" fo:letter-spacing="-0.009cm"/>
    </style:style>
    <style:style style:name="T20" style:family="text">
      <style:text-properties fo:color="#000080" fo:letter-spacing="-0.034cm"/>
    </style:style>
    <style:style style:name="T21" style:family="text">
      <style:text-properties fo:color="#000080" fo:letter-spacing="-0.007cm"/>
    </style:style>
    <style:style style:name="T22" style:family="text">
      <style:text-properties fo:letter-spacing="0.065cm"/>
    </style:style>
    <style:style style:name="T23" style:family="text">
      <style:text-properties fo:color="#800000" fo:font-size="10pt" fo:letter-spacing="-0.004cm" style:font-size-asian="10pt"/>
    </style:style>
    <style:style style:name="T24" style:family="text">
      <style:text-properties fo:color="#800000" fo:font-size="10pt" fo:letter-spacing="-0.007cm" style:font-size-asian="10pt"/>
    </style:style>
    <style:style style:name="T25" style:family="text">
      <style:text-properties fo:color="#800000" fo:font-size="10pt" style:font-size-asian="10pt"/>
    </style:style>
    <style:style style:name="T26" style:family="text">
      <style:text-properties fo:color="#800000" fo:font-size="10pt" fo:letter-spacing="-0.025cm" style:font-size-asian="10pt"/>
    </style:style>
    <style:style style:name="T27" style:family="text">
      <style:text-properties fo:color="#800000" fo:font-size="10pt" fo:letter-spacing="-0.009cm" style:font-size-asian="10pt"/>
    </style:style>
    <style:style style:name="T28" style:family="text">
      <style:text-properties fo:color="#800000" style:font-name="Courier New" fo:font-size="10pt" style:font-size-asian="10pt"/>
    </style:style>
    <style:style style:name="T29" style:family="text">
      <style:text-properties fo:color="#800000" style:font-name="Courier New" fo:font-size="10pt" fo:letter-spacing="-0.004cm" style:font-size-asian="10pt"/>
    </style:style>
    <style:style style:name="T30" style:family="text">
      <style:text-properties fo:color="#800000" fo:font-size="9pt" style:font-size-asian="9pt"/>
    </style:style>
    <style:style style:name="T31" style:family="text">
      <style:text-properties fo:color="#800000" fo:font-size="9pt" fo:letter-spacing="-0.023cm" style:font-size-asian="9pt"/>
    </style:style>
    <style:style style:name="T32" style:family="text">
      <style:text-properties fo:color="#800000" fo:font-size="9pt" fo:letter-spacing="-0.004cm" style:font-size-asian="9pt"/>
    </style:style>
    <style:style style:name="T33" style:family="text">
      <style:text-properties fo:color="#800000" fo:font-size="9pt" fo:letter-spacing="-0.004cm" fo:language="es" fo:country="ES" style:font-size-asian="9pt"/>
    </style:style>
    <style:style style:name="T34" style:family="text">
      <style:text-properties fo:color="#0000ff" fo:font-size="10pt" style:font-size-asian="10pt"/>
    </style:style>
    <style:style style:name="T35" style:family="text">
      <style:text-properties fo:color="#0000ff" fo:font-size="10pt" fo:letter-spacing="-0.005cm" style:font-size-asian="10pt"/>
    </style:style>
    <style:style style:name="T36" style:family="text">
      <style:text-properties fo:color="#0000ff" fo:font-size="10pt" fo:letter-spacing="-0.018cm" style:font-size-asian="10pt"/>
    </style:style>
    <style:style style:name="T37" style:family="text">
      <style:text-properties fo:color="#0000ff" fo:font-size="10pt" fo:letter-spacing="-0.011cm" style:font-size-asian="10pt"/>
    </style:style>
    <style:style style:name="T38" style:family="text">
      <style:text-properties fo:color="#0000ff" fo:font-size="10pt" fo:letter-spacing="-0.004cm" style:font-size-asian="10pt"/>
    </style:style>
    <style:style style:name="T39" style:family="text">
      <style:text-properties fo:color="#0000ff" fo:font-size="10pt" fo:letter-spacing="-0.007cm" style:font-size-asian="10pt"/>
    </style:style>
    <style:style style:name="T40" style:family="text">
      <style:text-properties fo:color="#0000ff" fo:font-size="10pt" fo:letter-spacing="-0.009cm" style:font-size-asian="10pt"/>
    </style:style>
    <style:style style:name="T41" style:family="text">
      <style:text-properties fo:color="#0000ff" fo:font-size="10pt" fo:letter-spacing="-0.025cm" style:font-size-asian="10pt"/>
    </style:style>
    <style:style style:name="T42" style:family="text">
      <style:text-properties fo:color="#0000ff" fo:font-size="9pt" style:font-size-asian="9pt"/>
    </style:style>
    <style:style style:name="T43" style:family="text">
      <style:text-properties fo:color="#0000ff" fo:font-size="9pt" fo:letter-spacing="-0.004cm" style:font-size-asian="9pt"/>
    </style:style>
    <style:style style:name="T44" style:family="text">
      <style:text-properties style:font-name="Times New Roman" fo:font-size="10pt" style:font-size-asian="10pt"/>
    </style:style>
    <style:style style:name="T45" style:family="text">
      <style:text-properties style:font-name="Times New Roman" fo:font-size="10pt" fo:language="es" fo:country="ES" style:font-size-asian="10pt"/>
    </style:style>
    <style:style style:name="T46" style:family="text">
      <style:text-properties style:font-name="Times New Roman" fo:font-size="10pt" fo:letter-spacing="-0.018cm" style:font-size-asian="10pt"/>
    </style:style>
    <style:style style:name="T47" style:family="text">
      <style:text-properties fo:color="#e40000" fo:font-size="10pt" style:font-size-asian="10pt"/>
    </style:style>
    <style:style style:name="T48" style:family="text">
      <style:text-properties fo:color="#e40000" fo:font-size="10pt" fo:letter-spacing="-0.004cm" style:font-size-asian="10pt"/>
    </style:style>
    <style:style style:name="T49" style:family="text">
      <style:text-properties fo:color="#e40000" fo:font-size="9pt" style:font-size-asian="9pt"/>
    </style:style>
    <style:style style:name="T50" style:family="text">
      <style:text-properties fo:color="#e40000" fo:font-size="9pt" fo:letter-spacing="-0.004cm" style:font-size-asian="9pt"/>
    </style:style>
    <style:style style:name="T51" style:family="text">
      <style:text-properties fo:font-size="9pt" style:font-size-asian="9pt"/>
    </style:style>
    <style:style style:name="T52" style:family="text">
      <style:text-properties fo:font-size="9pt" fo:letter-spacing="-0.004cm" style:font-size-asian="9pt"/>
    </style:style>
    <style:style style:name="T53" style:family="text">
      <style:text-properties fo:color="#00000a" fo:font-size="9pt" fo:letter-spacing="-0.004cm" fo:language="es" fo:country="ES" style:font-size-asian="9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"><text:span text:style-name="T1">J</text:span><text:span text:style-name="T2">M04</text:span><text:span text:style-name="T3"> </text:span><text:span text:style-name="T2">RA1</text:span><text:span text:style-name="T4"> </text:span><text:span text:style-name="T3">AC01</text:span></text:p>
        <text:p text:style-name="P9"><text:span text:style-name="T17">JUAN FRANCISCO SANCHEZ CASTELBLANQUE</text:span></text:p>
        <text:p text:style-name="P10"/>
        <text:p text:style-name="Title"><text:span text:style-name="T18">RA1</text:span><text:span text:style-name="T19"> XML</text:span></text:p>
        <text:p text:style-name="P38"><text:span text:style-name="T18">Activitat</text:span><text:span text:style-name="T20"> </text:span><text:span text:style-name="T21">AC01</text:span><text:bookmark text:name="Bookmark"/></text:p>
        <text:p text:style-name="P2"><text:span text:style-name="T7">MOSTRAR LAS CORRECCIONES EN LA DERECHA COMO SEA</text:span></text:p>
        <text:p text:style-name="P2"><text:span text:style-name="T7">LA ÚLTIMA ESTA MAL PORQUE EMPIEZA POR XML Y ES PALABRA RESERVADA</text:span></text:p>
        <text:p text:style-name="P11">Fixat<text:span text:style-name="T22"> </text:span>bé<text:span text:style-name="T22"> </text:span>i<text:span text:style-name="T22"> </text:span>senyala<text:span text:style-name="T22"> </text:span>si<text:span text:style-name="T22"> </text:span>són<text:span text:style-name="T22"> </text:span>correctes<text:span text:style-name="T22"> </text:span>o<text:span text:style-name="T22"> </text:span>no<text:span text:style-name="T22"> </text:span>les<text:span text:style-name="T22"> </text:span>següents<text:span text:style-name="T22"> </text:span>declaracions,<text:span text:style-name="T22"> </text:span>si<text:span text:style-name="T22"> </text:span>no<text:span text:style-name="T22"> </text:span>és<text:span text:style-name="T22"> </text:span>correcte<text:span text:style-name="T22"> </text:span>indica<text:span text:style-name="T22"> </text:span>la<text:span text:style-name="T22"> </text:span>raó<text:span text:style-name="T22"> </text:span>i corregeix l'error si és possible.</text:p>
        <text:p text:style-name="P12"/>
        <table:table table:name="Tabla1" table:style-name="Tabla1">
          <table:table-column table:style-name="Tabla1.A"/>
          <table:table-column table:style-name="Tabla1.B" table:number-columns-repeated="2"/>
          <table:table-column table:style-name="Tabla1.D"/>
          <table:table-row table:style-name="Tabla1.1">
            <table:table-cell table:style-name="Tabla1.A1" office:value-type="string">
              <text:p text:style-name="P15"><text:span text:style-name="T9">Declaració</text:span></text:p>
            </table:table-cell>
            <table:table-cell table:style-name="Tabla1.A1" office:value-type="string">
              <text:p text:style-name="P16"><text:span text:style-name="T11">Sí</text:span></text:p>
            </table:table-cell>
            <table:table-cell table:style-name="Tabla1.A1" office:value-type="string">
              <text:p text:style-name="P17"><text:span text:style-name="T11">No</text:span></text:p>
            </table:table-cell>
            <table:table-cell table:style-name="Tabla1.A1" office:value-type="string">
              <text:p text:style-name="P18"><text:span text:style-name="T9">Raonament</text:span></text:p>
            </table:table-cell>
          </table:table-row>
          <table:table-row table:style-name="Tabla1.2">
            <table:table-cell table:style-name="Tabla1.A1" office:value-type="string">
              <text:p text:style-name="P22"><text:span text:style-name="T23">&lt;nivell&gt;</text:span></text:p>
              <text:p text:style-name="P23"><text:span text:style-name="T34">Som</text:span><text:span text:style-name="T35"> </text:span><text:span text:style-name="T34">al</text:span><text:span text:style-name="T35"> </text:span><text:span text:style-name="T34">nivell</text:span><text:span text:style-name="T35"> </text:span><text:span text:style-name="T36">1</text:span></text:p>
              <text:p text:style-name="P19"><text:span text:style-name="T23">&lt;/Nivell&gt;</text:span></text:p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Table_20_Paragraph"><text:span text:style-name="T45">Segons W3C, XML te caseSensitive, per tant no seria vàlid que una vagi en minúscula i l’altre majúscula.</text:span></text:p>
            </table:table-cell>
          </table:table-row>
          <table:table-row table:style-name="Tabla1.3">
            <table:table-cell table:style-name="Tabla1.A1" office:value-type="string">
              <text:p text:style-name="P22"><text:span text:style-name="T24">&lt;2n&gt;</text:span></text:p>
              <text:p text:style-name="P23"><text:span text:style-name="T34">Som</text:span><text:span text:style-name="T35"> </text:span><text:span text:style-name="T34">al</text:span><text:span text:style-name="T35"> </text:span><text:span text:style-name="T34">nivell</text:span><text:span text:style-name="T35"> </text:span><text:span text:style-name="T36">2</text:span></text:p>
              <text:p text:style-name="P19"><text:span text:style-name="T23">&lt;/2n&gt;</text:span></text:p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Table_20_Paragraph"><text:span text:style-name="T45">No es vàlid iniciar el nom d’etiqueta amb número</text:span></text:p>
            </table:table-cell>
          </table:table-row>
          <table:table-row table:style-name="Tabla1.2">
            <table:table-cell table:style-name="Tabla1.A1" office:value-type="string">
              <text:p text:style-name="P24"><text:span text:style-name="T25">&lt;segon_element</text:span><text:span text:style-name="T26"> </text:span><text:span text:style-name="T47">pos</text:span><text:span text:style-name="T25">="2"&gt; </text:span><text:span text:style-name="T34">element 2</text:span></text:p>
              <text:p text:style-name="P20"><text:span text:style-name="T23">&lt;segon_element/&gt;</text:span></text:p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P14"><text:s text:c="3"/></text:p>
              <text:p text:style-name="P14"><text:s text:c="3"/>X</text:p>
              <text:p text:style-name="P14"/>
            </table:table-cell>
            <table:table-cell table:style-name="Tabla1.A1" office:value-type="string">
              <text:p text:style-name="P14"/>
            </table:table-cell>
          </table:table-row>
          <table:table-row table:style-name="Tabla1.5">
            <table:table-cell table:style-name="Tabla1.A1" office:value-type="string">
              <text:p text:style-name="P22"><text:span text:style-name="T23">&lt;persona&gt;</text:span></text:p>
              <text:p text:style-name="P25"><text:span text:style-name="T23">&lt;nom&gt;</text:span></text:p>
              <text:p text:style-name="P27"><text:span text:style-name="T34">Andreu</text:span><text:span text:style-name="T37"> </text:span><text:span text:style-name="T13">M</text:span><text:span text:style-name="T38">iralles</text:span></text:p>
              <text:p text:style-name="P28"><text:span text:style-name="T23">&lt;/persona&gt;&lt;/nom&gt;</text:span></text:p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Table_20_Paragraph"><text:span text:style-name="T45">No s’han tancat les etiquetes de manera encapsulada, s’enten que &lt;persona&gt; no es troba dintre de &lt;nom&gt;. Això es inconsistent.</text:span></text:p>
            </table:table-cell>
          </table:table-row>
          <table:table-row table:style-name="Tabla1.6">
            <table:table-cell table:style-name="Tabla1.A1" office:value-type="string">
              <text:p text:style-name="P29"><text:span text:style-name="T23">&lt;Paragraf&gt; </text:span><text:span text:style-name="T39">Hola</text:span></text:p>
              <text:p text:style-name="P30"><text:span text:style-name="T23">&lt;linia_horitzontal&gt;</text:span></text:p>
              <text:p text:style-name="P19"><text:span text:style-name="T23">&lt;/Paragraf&gt;</text:span></text:p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Table_20_Paragraph"><text:span text:style-name="T45">Totes les etiquetes han de tenir el seu tancament, això podria funcionar amb &lt;linia_horizontal/&gt; sense necesitat d’una altre. En tot cas hauria de ser: &lt;linia_horizontal&gt;&lt;/linia_horizontal&gt;</text:span></text:p>
            </table:table-cell>
          </table:table-row>
          <table:table-row table:style-name="Tabla1.1">
            <table:table-cell table:style-name="Tabla1.A1" office:value-type="string">
              <text:p text:style-name="P21"><text:span text:style-name="T23">&lt;/salt_de_linia&gt;</text:span></text:p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Table_20_Paragraph"><text:span text:style-name="T45">Mateix raonament que l’anterior</text:span></text:p>
            </table:table-cell>
          </table:table-row>
          <table:table-row table:style-name="Tabla1.2">
            <table:table-cell table:style-name="Tabla1.A1" office:value-type="string">
              <text:p text:style-name="P22"><text:span text:style-name="T23">&lt;2023&gt;</text:span></text:p>
              <text:p text:style-name="P23"><text:span text:style-name="T38">Versio</text:span><text:span text:style-name="T35"> </text:span><text:span text:style-name="T40">1.0</text:span></text:p>
              <text:p text:style-name="P19"><text:span text:style-name="T23">&lt;/2023&gt;</text:span></text:p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Table_20_Paragraph"><text:span text:style-name="T45">No son vàlides les etiquetes que comencen en números. Podria ser &lt;_2023&gt;&lt;/_2023&gt; </text:span></text:p>
            </table:table-cell>
          </table:table-row>
          <table:table-row table:style-name="Tabla1.3">
            <table:table-cell table:style-name="Tabla1.A1" office:value-type="string">
              <text:p text:style-name="P31"><text:span text:style-name="T23">&lt;Paragraf&gt; </text:span><text:span text:style-name="T39">Hola</text:span></text:p>
              <text:p text:style-name="P20"><text:span text:style-name="T23">&lt;/Paràgraf&gt;</text:span></text:p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Table_20_Paragraph"><text:span text:style-name="T45">En una etiqueta te l’accent i l’altre no, error de sintaxis</text:span></text:p>
            </table:table-cell>
          </table:table-row>
          <table:table-row table:style-name="Tabla1.10">
            <table:table-cell table:style-name="Tabla1.A1" office:value-type="string">
              <text:p text:style-name="P32"><text:span text:style-name="T25">&lt;</text:span><text:span text:style-name="T28">c</text:span><text:span text:style-name="T25">ountry</text:span><text:span text:style-name="T26"> </text:span><text:span text:style-name="T47">continent</text:span><text:span text:style-name="T2">=</text:span><text:span text:style-name="T34">"Europe" </text:span><text:span text:style-name="T48">population</text:span><text:span text:style-name="T13">=</text:span><text:span text:style-name="T38">67500000</text:span><text:span text:style-name="T5">&gt;</text:span></text:p>
              <text:p text:style-name="P33"><text:span text:style-name="T13">France</text:span></text:p>
              <text:p text:style-name="P34"><text:span text:style-name="T23">&lt;/</text:span><text:span text:style-name="T29">c</text:span><text:span text:style-name="T23">ountry&gt;</text:span></text:p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P14"><text:s text:c="3"/></text:p>
              <text:p text:style-name="P14"><text:s text:c="2"/>X</text:p>
              <text:p text:style-name="P14"/>
            </table:table-cell>
            <table:table-cell table:style-name="Tabla1.A1" office:value-type="string">
              <text:p text:style-name="P14">El atributo debe ir en comillas</text:p>
            </table:table-cell>
          </table:table-row>
          <table:table-row table:style-name="Tabla1.2">
            <table:table-cell table:style-name="Tabla1.A1" office:value-type="string">
              <text:p text:style-name="P35"><text:span text:style-name="T25">&lt;name</text:span><text:span text:style-name="T26"> </text:span><text:span text:style-name="T25">lastname&gt; </text:span><text:span text:style-name="T34">Andreu Miralles</text:span></text:p>
              <text:p text:style-name="P20"><text:span text:style-name="T25">&lt;/name</text:span><text:span text:style-name="T27"> </text:span><text:span text:style-name="T23">lastname&gt;</text:span></text:p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Table_20_Paragraph"><text:span text:style-name="T45">No son vàlids els espais en el nom de les etiquetes, això funcionaria amb &lt;name_lastname&gt;</text:span></text:p>
            </table:table-cell>
          </table:table-row>
          <table:table-row table:style-name="Tabla1.12">
            <table:table-cell table:style-name="Tabla1.A1" office:value-type="string">
              <text:p text:style-name="P36"><text:span text:style-name="T23">&lt;name&gt; </text:span><text:span text:style-name="T34">Peter</text:span><text:span text:style-name="T41"> </text:span><text:span text:style-name="T34">Pan</text:span></text:p>
              <text:p text:style-name="P37"><text:span text:style-name="T25">&lt;description&gt;</text:span><text:span text:style-name="T34">Peter</text:span><text:span text:style-name="T40"> </text:span><text:span text:style-name="T34">Pan</text:span><text:span text:style-name="T39"> </text:span><text:span text:style-name="T34">is</text:span><text:span text:style-name="T39"> </text:span><text:span text:style-name="T34">a</text:span><text:span text:style-name="T39"> </text:span><text:span text:style-name="T38">child</text:span></text:p>
              <text:p text:style-name="P26"><text:span text:style-name="T23">&lt;/description&gt;</text:span></text:p>
              <text:p text:style-name="P19"><text:span text:style-name="T23">&lt;/name&gt;</text:span></text:p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P14"/>
            </table:table-cell>
            <table:table-cell table:style-name="Tabla1.A1" office:value-type="string">
              <text:p text:style-name="P14"/>
            </table:table-cell>
          </table:table-row>
        </table:table>
        <text:p text:style-name="P7"/>
        <text:p text:style-name="P7"/>
        <text:p text:style-name="P7"/>
        <text:p text:style-name="P7"/>
        <text:p text:style-name="Text_20_body"><text:span text:style-name="T14">No son vàlids aquests condicionals en la sintaxis d’XML, en comptes de “&lt;”, es pot fer “&amp;lt;”</text:span></text:p>
        <text:p text:style-name="P4"><text:soft-page-break/><text:span text:style-name="T30">&lt;city</text:span><text:span text:style-name="T31"> </text:span><text:span text:style-name="T49">postalcode</text:span><text:span text:style-name="T51">=</text:span><text:span text:style-name="T42">"08001" </text:span><text:span text:style-name="T50">postalcode</text:span><text:span text:style-name="T52">=</text:span><text:span text:style-name="T43">"08002"</text:span><text:span text:style-name="T32">&gt;</text:span></text:p>
      </text:section>
      <text:p text:style-name="P5"><text:span text:style-name="T52">Barcelona</text:span></text:p>
      <text:p text:style-name="P6"><text:span text:style-name="T32">&lt;/city&gt;</text:span></text:p>
      <text:p text:style-name="P6"><text:span text:style-name="T33"><text:tab/><text:tab/><text:tab/><text:tab/><text:tab/><text:tab/><text:tab/>No es vàlid tenir 2 atributs amb el mateix nom</text:span></text:p>
      <text:p text:style-name="P8"/>
      <text:p text:style-name="P7"/>
      <text:p text:style-name="P7"/>
      <text:p text:style-name="P7"/>
      <text:p text:style-name="P7"/>
      <text:p text:style-name="P7"/>
      <text:p text:style-name="P13"/>
      <text:p text:style-name="P3"><text:span text:style-name="T46">1</text:span><text:span text:style-name="T44"><text:tab/></text:span><text:span text:style-name="T12">M04</text:span><text:span text:style-name="T15"> </text:span><text:span text:style-name="T12">Llenguatges</text:span><text:span text:style-name="T16"> </text:span><text:span text:style-name="T12">de</text:span><text:span text:style-name="T16"> </text:span><text:span text:style-name="T12">marques</text:span><text:span text:style-name="T16"> </text:span><text:span text:style-name="T12">i</text:span><text:span text:style-name="T16"> </text:span><text:span text:style-name="T12">sistemes</text:span><text:span text:style-name="T16"> </text:span><text:span text:style-name="T12">de</text:span><text:span text:style-name="T16"> </text:span><text:span text:style-name="T12">gestió</text:span><text:span text:style-name="T16"> </text:span><text:span text:style-name="T13">d'informació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ES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writing-mode="lr-tb"/>
      <style:text-properties style:use-window-font-color="true" style:font-name="Arial MT" fo:font-size="11pt" fo:language="ca" fo:country="ES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Arial MT" fo:font-size="11pt" fo:language="ca" fo:country="ES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21cm" fo:margin-right="0cm" fo:text-align="start" style:justify-single-word="false" fo:text-indent="0cm" style:auto-text-indent="false"/>
      <style:text-properties style:font-name="Arial1" fo:font-size="14pt" fo:language="ca" fo:country="ES" fo:font-weight="bold" style:font-name-asian="Arial2" style:font-size-asian="14pt" style:language-asian="en" style:country-asian="US" style:font-weight-asian="bold" style:font-name-complex="Arial2" style:font-size-complex="14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text-properties fo:language="ca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style:font-name="Arial MT" fo:language="ca" fo:country="ES" style:font-name-asian="Arial MT1" style:language-asian="en" style:country-asian="US" style:font-name-complex="Arial MT1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94cm" fo:margin-bottom="0.494cm" fo:margin-left="1.27cm" fo:margin-right="1.27cm" style:writing-mode="lr-tb" style:layout-grid-color="#c0c0c0" style:layout-grid-lines="2811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1T06:58:00</meta:creation-date>
    <meta:initial-creator>Fran</meta:initial-creator>
    <dc:creator>jordi r</dc:creator>
    <dc:date>2024-09-25T10:14:53.65</dc:date>
    <meta:editing-duration>PT13M3S</meta:editing-duration>
    <meta:generator>OpenOffice/4.1.14$Win32 OpenOffice.org_project/4114m1$Build-9811</meta:generator>
    <meta:editing-cycles>4</meta:editing-cycles>
    <meta:document-statistic meta:table-count="1" meta:image-count="0" meta:object-count="0" meta:page-count="3" meta:paragraph-count="60" meta:word-count="279" meta:character-count="1818"/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" xlink:href=""/>
  </office:meta>
</office:document-meta>
</file>